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042d9b" officeooo:paragraph-rsid="00042d9b"/>
    </style:style>
    <style:style style:name="P2" style:family="paragraph" style:parent-style-name="Text_20_body" style:list-style-name="L1">
      <style:text-properties style:text-underline-style="none" officeooo:rsid="00042d9b" officeooo:paragraph-rsid="00042d9b"/>
    </style:style>
    <style:style style:name="P3" style:family="paragraph" style:parent-style-name="Text_20_body" style:list-style-name="L2">
      <style:text-properties style:text-underline-style="none" officeooo:rsid="00042d9b" officeooo:paragraph-rsid="00042d9b"/>
    </style:style>
    <style:style style:name="P4" style:family="paragraph" style:parent-style-name="Text_20_body" style:list-style-name="L2">
      <style:text-properties style:text-underline-style="none" officeooo:rsid="00043571" officeooo:paragraph-rsid="00043571"/>
    </style:style>
    <style:style style:name="P5" style:family="paragraph" style:parent-style-name="Text_20_body" style:list-style-name="L3">
      <style:text-properties style:text-underline-style="none" officeooo:rsid="00043571" officeooo:paragraph-rsid="00043571"/>
    </style:style>
    <style:style style:name="P6" style:family="paragraph" style:parent-style-name="Text_20_body">
      <style:text-properties style:text-underline-style="none" officeooo:rsid="00043571" officeooo:paragraph-rsid="00043571"/>
    </style:style>
    <style:style style:name="P7" style:family="paragraph" style:parent-style-name="Text_20_body" style:list-style-name="L2">
      <style:text-properties style:text-underline-style="none" officeooo:rsid="00061337" officeooo:paragraph-rsid="00061337"/>
    </style:style>
    <style:style style:name="P8" style:family="paragraph" style:parent-style-name="Text_20_body">
      <style:text-properties style:text-underline-style="none" officeooo:rsid="00061337" officeooo:paragraph-rsid="00061337"/>
    </style:style>
    <style:style style:name="P9" style:family="paragraph" style:parent-style-name="Text_20_body" style:list-style-name="L4">
      <style:text-properties style:text-underline-style="none" officeooo:rsid="00076d0d" officeooo:paragraph-rsid="00076d0d"/>
    </style:style>
    <style:style style:name="P10" style:family="paragraph" style:parent-style-name="Text_20_body">
      <style:text-properties style:text-underline-style="none" officeooo:rsid="00090746" officeooo:paragraph-rsid="00090746"/>
    </style:style>
    <style:style style:name="P11" style:family="paragraph" style:parent-style-name="Text_20_body" style:list-style-name="L5">
      <style:text-properties style:text-underline-style="none" officeooo:rsid="00090746" officeooo:paragraph-rsid="00090746"/>
    </style:style>
    <style:style style:name="P12" style:family="paragraph" style:parent-style-name="Text_20_body" style:list-style-name="L6">
      <style:text-properties style:text-underline-style="none" officeooo:rsid="00090746" officeooo:paragraph-rsid="00090746"/>
    </style:style>
    <style:style style:name="P13" style:family="paragraph" style:parent-style-name="Text_20_body" style:list-style-name="L7">
      <style:text-properties style:text-underline-style="none" officeooo:rsid="00090746" officeooo:paragraph-rsid="00090746"/>
    </style:style>
    <style:style style:name="P14" style:family="paragraph" style:parent-style-name="Text_20_body" style:list-style-name="L8">
      <style:text-properties style:text-underline-style="none" officeooo:rsid="00090746" officeooo:paragraph-rsid="00090746"/>
    </style:style>
    <style:style style:name="P15" style:family="paragraph" style:parent-style-name="Text_20_body" style:list-style-name="L6">
      <style:text-properties style:text-underline-style="none" officeooo:rsid="00094916" officeooo:paragraph-rsid="00094916"/>
    </style:style>
    <style:style style:name="P16" style:family="paragraph" style:parent-style-name="Title">
      <style:text-properties officeooo:rsid="00042d9b" officeooo:paragraph-rsid="00042d9b"/>
    </style:style>
    <style:style style:name="P17" style:family="paragraph" style:parent-style-name="Heading_20_1">
      <style:text-properties style:text-underline-style="solid" style:text-underline-width="auto" style:text-underline-color="font-color" officeooo:rsid="00042d9b" officeooo:paragraph-rsid="00042d9b"/>
    </style:style>
    <style:style style:name="P18" style:family="paragraph" style:parent-style-name="Heading_20_1">
      <style:text-properties style:text-underline-style="solid" style:text-underline-width="auto" style:text-underline-color="font-color" officeooo:rsid="00076d0d" officeooo:paragraph-rsid="00076d0d"/>
    </style:style>
    <style:style style:name="P19" style:family="paragraph" style:parent-style-name="Heading_20_1">
      <style:text-properties style:text-underline-style="solid" style:text-underline-width="auto" style:text-underline-color="font-color" officeooo:rsid="00090746" officeooo:paragraph-rsid="00090746"/>
    </style:style>
    <style:style style:name="T1" style:family="text">
      <style:text-properties officeooo:rsid="00042d9b"/>
    </style:style>
    <style:style style:name="T2" style:family="text">
      <style:text-properties style:text-underline-style="solid" style:text-underline-width="auto" style:text-underline-color="font-color" officeooo:rsid="00076d0d"/>
    </style:style>
    <style:style style:name="T3" style:family="text">
      <style:text-properties style:text-underline-style="solid" style:text-underline-width="auto" style:text-underline-color="font-color" officeooo:rsid="00090746"/>
    </style:style>
    <style:style style:name="T4" style:family="text">
      <style:text-properties officeooo:rsid="00043571"/>
    </style:style>
    <style:style style:name="T5" style:family="text">
      <style:text-properties officeooo:rsid="00061337"/>
    </style:style>
    <style:style style:name="T6" style:family="text">
      <style:text-properties officeooo:rsid="000ac0f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Le restaurant <text:span text:style-name="T6">oBento</text:span></text:p>
      <text:p text:style-name="P1"/>
      <text:h text:style-name="P17" text:outline-level="1">Critères</text:h>
      <text:list xml:id="list1208689305" text:style-name="L1">
        <text:list-item>
          <text:p text:style-name="P2">Site innovant et dynamique</text:p>
        </text:list-item>
        <text:list-item>
          <text:p text:style-name="P2">Architecture différente pour chaque page</text:p>
        </text:list-item>
      </text:list>
      <text:h text:style-name="P17" text:outline-level="1">Thème du restaurant</text:h>
      <text:p text:style-name="P6"><text:span text:style-name="T1">A</text:span>siatique, genre japonais, design pop jeune</text:p>
      <text:h text:style-name="P17" text:outline-level="1">Pages</text:h>
      <text:list xml:id="list1605364358" text:style-name="L3">
        <text:list-item>
          <text:p text:style-name="P5"><text:span text:style-name="T1">A</text:span>ccueil</text:p>
        </text:list-item>
      </text:list>
      <text:p text:style-name="P6">CONTENU :</text:p>
      <text:p text:style-name="P6">caroussel | promo, plat vedette | <text:span text:style-name="T5">topo esprit du restau/présentation</text:span></text:p>
      <text:list xml:id="list161928879628928" text:continue-numbering="true" text:style-name="L3">
        <text:list-item>
          <text:p text:style-name="P5">produits</text:p>
        </text:list-item>
      </text:list>
      <text:p text:style-name="P8">CONTENU :</text:p>
      <text:p text:style-name="P8">produits → boissons, à emporter, plats etc.</text:p>
      <text:list xml:id="list161928132025259" text:continue-numbering="true" text:style-name="L3">
        <text:list-item>
          <text:p text:style-name="P5">contact / localisation</text:p>
        </text:list-item>
      </text:list>
      <text:p text:style-name="P8">CONTENU :</text:p>
      <text:p text:style-name="P8">google map, téléphone, adresse, éventuellement formulaire, horaires</text:p>
      <text:list xml:id="list161928577465828" text:continue-numbering="true" text:style-name="L3">
        <text:list-item>
          <text:p text:style-name="P5">photos</text:p>
        </text:list-item>
      </text:list>
      <text:h text:style-name="P17" text:outline-level="1">Fonctionnalités</text:h>
      <text:list xml:id="list3771990371" text:style-name="L2">
        <text:list-item>
          <text:p text:style-name="P3">Caroussel</text:p>
        </text:list-item>
        <text:list-item>
          <text:p text:style-name="P3"><text:span text:style-name="T4">accès contact → </text:span>google map, <text:span text:style-name="T4">formu réservation</text:span></text:p>
        </text:list-item>
        <text:list-item>
          <text:p text:style-name="P3">gros menu (dépliant) <text:span text:style-name="T5">avec plats déjà dedans</text:span></text:p>
        </text:list-item>
        <text:list-item>
          <text:p text:style-name="P3">gallerie photos</text:p>
        </text:list-item>
        <text:list-item>
          <text:p text:style-name="P4">(facultatif) page avis / notes</text:p>
        </text:list-item>
        <text:list-item>
          <text:p text:style-name="P4">responsive</text:p>
        </text:list-item>
        <text:list-item>
          <text:p text:style-name="P7">fenêtres modales pour les menus</text:p>
        </text:list-item>
      </text:list>
      <text:h text:style-name="P18" text:outline-level="1">Technos</text:h>
      <text:list xml:id="list3796066047" text:style-name="L4">
        <text:list-item>
          <text:p text:style-name="P9">Jquery</text:p>
        </text:list-item>
      </text:list>
      <text:h text:style-name="P19" text:outline-level="1"><text:soft-page-break/>Assignements</text:h>
      <text:p text:style-name="P10">MAXIME</text:p>
      <text:list xml:id="list236322595" text:style-name="L5">
        <text:list-item>
          <text:p text:style-name="P11">accueil</text:p>
        </text:list-item>
        <text:list-item>
          <text:p text:style-name="P11">footer</text:p>
        </text:list-item>
      </text:list>
      <text:p text:style-name="P10">EUDES</text:p>
      <text:list xml:id="list1425925463" text:style-name="L6">
        <text:list-item>
          <text:p text:style-name="P12">nav mega menu</text:p>
        </text:list-item>
        <text:list-item>
          <text:p text:style-name="P15">form contact</text:p>
        </text:list-item>
      </text:list>
      <text:p text:style-name="P10">KEVIN</text:p>
      <text:list xml:id="list3657046930" text:style-name="L8">
        <text:list-item>
          <text:p text:style-name="P14">page menu</text:p>
        </text:list-item>
      </text:list>
      <text:p text:style-name="P10">MARTIN</text:p>
      <text:list xml:id="list2678199374" text:style-name="L7">
        <text:list-item>
          <text:p text:style-name="P13">gallerie photo</text:p>
        </text:list-item>
        <text:list-item>
          <text:p text:style-name="P13">contact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4T14:56:33.944248575</meta:creation-date>
    <dc:date>2018-06-04T16:19:27.340327377</dc:date>
    <meta:editing-duration>PT32M18S</meta:editing-duration>
    <meta:editing-cycles>4</meta:editing-cycles>
    <meta:generator>LibreOffice/6.0.3.2$Linux_X86_64 LibreOffice_project/00m0$Build-2</meta:generator>
    <meta:document-statistic meta:table-count="0" meta:image-count="0" meta:object-count="0" meta:page-count="2" meta:paragraph-count="39" meta:word-count="128" meta:character-count="743" meta:non-whitespace-character-count="675"/>
  </office:meta>
</office:document-meta>
</file>